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5FC6C9F75BC43DF3673.jpg" manifest:media-type="image/jpeg"/>
  <manifest:file-entry manifest:full-path="Pictures/10000201000001F60000029F117CC72162A1F1A7.png" manifest:media-type="image/png"/>
  <manifest:file-entry manifest:full-path="Pictures/10000000000002E4000003AC6F39534179F14D8B.png" manifest:media-type="image/png"/>
  <manifest:file-entry manifest:full-path="Pictures/10000000000001CA00000249998BF6692001F17C.jpg" manifest:media-type="image/jpeg"/>
  <manifest:file-entry manifest:full-path="Pictures/10000000000002EC000003F4134737BF2C1EA45C.png" manifest:media-type="image/png"/>
  <manifest:file-entry manifest:full-path="Pictures/10000000000002E4000003ACDD753C90BDD5A24B.png" manifest:media-type="image/png"/>
  <manifest:file-entry manifest:full-path="Pictures/10000000000002D10000038A7A7D2C257CD5D022.png" manifest:media-type="image/png"/>
  <manifest:file-entry manifest:full-path="Pictures/10000000000001CA0000027B95A456EB0E8FF885.jpg" manifest:media-type="image/jpeg"/>
  <manifest:file-entry manifest:full-path="Pictures/10000000000001CA0000024AADC7E12AD2501FAA.jpg" manifest:media-type="image/jpeg"/>
  <manifest:file-entry manifest:full-path="Pictures/100000000000031B000004636F1568CD3E8838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맑은 고딕1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shadow="visible" draw:shadow-offset-x="0.212cm" draw:shadow-offset-y="0.21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Graphics">
      <style:graphic-properties draw:stroke="none" draw:fill="none" draw:shadow="visible" draw:shadow-offset-x="0.212cm" draw:shadow-offset-y="0.212cm" draw:shadow-color="#808080" draw:shadow-opacity="100%" fo:clip="rect(0cm, 0cm, 0cm, 0cm)" style:mirror="none"/>
    </style:style>
    <style:style style:name="gr3" style:family="graphic" style:parent-style-name="Graphics">
      <style:graphic-properties draw:stroke="none" draw:fill="none" draw:shadow="visible" draw:shadow-offset-x="0.212cm" draw:shadow-offset-y="0.212cm" draw:shadow-color="#808080" draw:shadow-opacity="65%" fo:clip="rect(0cm, 0cm, 0cm, 0cm)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9" style:family="graphic">
      <style:graphic-properties style:protect="size"/>
    </style:style>
    <style:style style:name="pr1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빈-화면">
        <draw:frame draw:style-name="gr1" draw:text-style-name="P1" draw:layer="layout" svg:width="7.802cm" svg:height="9.996cm" svg:x="47.653cm" svg:y="61.676cm">
          <draw:image xlink:href="Pictures/10000000000002D10000038A7A7D2C257CD5D022.png" xlink:type="simple" xlink:show="embed" xlink:actuate="onLoad">
            <text:p/>
          </draw:image>
        </draw:frame>
        <draw:frame draw:name="그림 1" draw:style-name="gr2" draw:text-style-name="P2" draw:layer="layout" svg:width="7.802cm" svg:height="9.996cm" svg:x="47.653cm" svg:y="49.536cm">
          <draw:image xlink:href="Pictures/10000000000001CA00000249998BF6692001F17C.jpg" xlink:type="simple" xlink:show="embed" xlink:actuate="onLoad">
            <text:p/>
          </draw:image>
        </draw:frame>
        <draw:frame draw:name="그림 2" draw:style-name="gr2" draw:text-style-name="P2" draw:layer="layout" svg:width="7.802cm" svg:height="9.996cm" svg:x="55.951cm" svg:y="49.53cm">
          <draw:image xlink:href="Pictures/10000000000002EC000003F4134737BF2C1EA45C.png" xlink:type="simple" xlink:show="embed" xlink:actuate="onLoad">
            <text:p/>
          </draw:image>
        </draw:frame>
        <draw:frame draw:name="그림 3" draw:style-name="gr3" draw:text-style-name="P2" draw:layer="layout" svg:width="7.802cm" svg:height="9.996cm" svg:x="64.252cm" svg:y="49.53cm">
          <draw:image xlink:href="Pictures/10000000000001CA0000024AADC7E12AD2501FAA.jpg" xlink:type="simple" xlink:show="embed" xlink:actuate="onLoad">
            <text:p/>
          </draw:image>
        </draw:frame>
        <draw:frame draw:name="그림 4" draw:style-name="gr3" draw:text-style-name="P2" draw:layer="layout" svg:width="7.802cm" svg:height="9.996cm" svg:x="72.554cm" svg:y="49.53cm">
          <draw:image xlink:href="Pictures/100000000000031B000004636F1568CD3E8838C4.png" xlink:type="simple" xlink:show="embed" xlink:actuate="onLoad">
            <text:p/>
          </draw:image>
        </draw:frame>
        <draw:frame draw:name="그림 5" draw:style-name="gr3" draw:text-style-name="P2" draw:layer="layout" svg:width="7.802cm" svg:height="9.996cm" svg:x="80.857cm" svg:y="49.53cm">
          <draw:image xlink:href="Pictures/10000000000001CA0000027B95A456EB0E8FF885.jpg" xlink:type="simple" xlink:show="embed" xlink:actuate="onLoad">
            <text:p/>
          </draw:image>
        </draw:frame>
        <draw:frame draw:style-name="gr4" draw:text-style-name="P1" draw:layer="layout" svg:width="7.802cm" svg:height="10.006cm" svg:x="64.29cm" svg:y="61.722cm">
          <draw:image xlink:href="Pictures/10000000000002E4000003AC6F39534179F14D8B.png" xlink:type="simple" xlink:show="embed" xlink:actuate="onLoad">
            <text:p/>
          </draw:image>
        </draw:frame>
        <draw:frame draw:style-name="gr4" draw:text-style-name="P1" draw:layer="layout" svg:width="7.802cm" svg:height="9.996cm" svg:x="55.992cm" svg:y="61.722cm">
          <draw:image xlink:href="Pictures/10000000000002E4000003ACDD753C90BDD5A24B.png" xlink:type="simple" xlink:show="embed" xlink:actuate="onLoad">
            <text:p/>
          </draw:image>
        </draw:frame>
        <draw:frame draw:style-name="gr4" draw:text-style-name="P1" draw:layer="layout" svg:width="7.802cm" svg:height="9.996cm" svg:x="72.692cm" svg:y="61.622cm">
          <draw:image xlink:href="Pictures/10000201000001F60000029F117CC72162A1F1A7.png" xlink:type="simple" xlink:show="embed" xlink:actuate="onLoad">
            <text:p/>
          </draw:image>
        </draw:frame>
        <draw:frame draw:style-name="gr5" draw:text-style-name="P3" draw:layer="layout" svg:width="7.802cm" svg:height="9.996cm" svg:x="80.857cm" svg:y="61.626cm">
          <draw:image xlink:href="Pictures/10000000000004B0000005FC6C9F75BC43DF3673.jpg" xlink:type="simple" xlink:show="embed" xlink:actuate="onLoad">
            <text:p/>
          </draw:image>
        </draw:frame>
        <draw:frame draw:style-name="gr6" draw:text-style-name="P4" draw:layer="layout" svg:width="4.38cm" svg:height="0.962cm" svg:x="49.4cm" svg:y="59.8cm">
          <draw:text-box>
            <text:p text:style-name="P3">[ 2013.10.25 ]</text:p>
          </draw:text-box>
        </draw:frame>
        <draw:frame draw:style-name="gr7" draw:text-style-name="P6" draw:layer="layout" svg:width="4.38cm" svg:height="0.962cm" svg:x="57.8cm" svg:y="59.8cm">
          <draw:text-box>
            <text:p text:style-name="P5">[ 2014.12.25 ]</text:p>
          </draw:text-box>
        </draw:frame>
        <draw:frame draw:style-name="gr7" draw:text-style-name="P4" draw:layer="layout" svg:width="4.38cm" svg:height="0.962cm" svg:x="66cm" svg:y="59.8cm">
          <draw:text-box>
            <text:p text:style-name="P3">[ 2015.03.30 ]</text:p>
          </draw:text-box>
        </draw:frame>
        <draw:frame draw:style-name="gr7" draw:text-style-name="P4" draw:layer="layout" svg:width="4.333cm" svg:height="0.962cm" svg:x="74.5cm" svg:y="59.8cm">
          <draw:text-box>
            <text:p text:style-name="P3">[ 2015.11.30 ]</text:p>
          </draw:text-box>
        </draw:frame>
        <draw:frame draw:style-name="gr7" draw:text-style-name="P4" draw:layer="layout" svg:width="4.38cm" svg:height="0.962cm" svg:x="82.8cm" svg:y="59.798cm">
          <draw:text-box>
            <text:p text:style-name="P3">[ 2016.04.01 ]</text:p>
          </draw:text-box>
        </draw:frame>
        <draw:frame draw:style-name="gr7" draw:text-style-name="P4" draw:layer="layout" svg:width="4.38cm" svg:height="0.962cm" svg:x="57.8cm" svg:y="71.9cm">
          <draw:text-box>
            <text:p text:style-name="P3">[ 2017.12.22 ]</text:p>
          </draw:text-box>
        </draw:frame>
        <draw:frame draw:style-name="gr7" draw:text-style-name="P4" draw:layer="layout" svg:width="4.38cm" svg:height="0.962cm" svg:x="66cm" svg:y="71.9cm">
          <draw:text-box>
            <text:p text:style-name="P3">[ 2017.12.22 ]</text:p>
          </draw:text-box>
        </draw:frame>
        <draw:frame draw:style-name="gr7" draw:text-style-name="P4" draw:layer="layout" svg:width="4.38cm" svg:height="0.962cm" svg:x="74.5cm" svg:y="71.9cm">
          <draw:text-box>
            <text:p text:style-name="P3">[ 2018.03.16 ]</text:p>
          </draw:text-box>
        </draw:frame>
        <draw:frame draw:style-name="gr7" draw:text-style-name="P4" draw:layer="layout" svg:width="4.38cm" svg:height="0.962cm" svg:x="49.4cm" svg:y="71.9cm">
          <draw:text-box>
            <text:p text:style-name="P3">[ 2017.08.18 ]</text:p>
          </draw:text-box>
        </draw:frame>
        <draw:frame draw:style-name="gr7" draw:text-style-name="P4" draw:layer="layout" svg:width="4.38cm" svg:height="0.962cm" svg:x="82.8cm" svg:y="71.898cm">
          <draw:text-box>
            <text:p text:style-name="P3">[ 2021.08.05 ]</text:p>
          </draw:text-box>
        </draw:frame>
        <presentation:notes draw:style-name="dp2">
          <draw:frame draw:name="슬라이드 번호 개체 틀 6" draw:style-name="gr8" draw:text-style-name="P8" draw:layer="layout" svg:width="9.113cm" svg:height="1.484cm" svg:x="11.886cm" svg:y="28.215cm">
            <draw:text-box>
              <text:p text:style-name="P7"><text:span text:style-name="T1"><text:page-number>&lt;number&gt;</text:page-number></text:span></text:p>
            </draw:text-box>
          </draw:frame>
          <draw:page-thumbnail draw:name="슬라이드 이미지 개체 틀 1" draw:style-name="gr9" draw:layer="layout" svg:width="14.848cm" svg:height="11.136cm" svg:x="3.075cm" svg:y="2.257cm" draw:page-number="1" presentation:class="page"/>
          <draw:frame draw:name="슬라이드 노트 개체 틀 2"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맑은 고딕1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 draw:auto-grow-height="false" draw:fit-to-size="shrink-to-fit" style:shrink-to-fit="true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left="0cm" fo:margin-right="0cm" fo:margin-top="0.166cm" fo:margin-bottom="0cm" fo:text-indent="0cm"/>
      <style:text-properties fo:font-size="11.6999998092651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left="0cm" fo:margin-right="0cm" fo:margin-top="0.124cm" fo:margin-bottom="0cm" fo:text-indent="0cm"/>
      <style:text-properties fo:font-size="10.1000003814697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left="0cm" fo:margin-right="0cm" fo:margin-top="0.082cm" fo:margin-bottom="0cm" fo:text-indent="0cm"/>
      <style:text-properties fo:font-size="8.39999961853027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shrink-to-fit" style:shrink-to-fit="true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left="0cm" fo:margin-right="0cm" fo:margin-top="0.166cm" fo:margin-bottom="0cm" fo:text-indent="0cm"/>
      <style:text-properties fo:font-size="11.6999998092651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left="0cm" fo:margin-right="0cm" fo:margin-top="0.124cm" fo:margin-bottom="0cm" fo:text-indent="0cm"/>
      <style:text-properties fo:font-size="10.1000003814697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left="0cm" fo:margin-right="0cm" fo:margin-top="0.082cm" fo:margin-bottom="0cm" fo:text-indent="0cm"/>
      <style:text-properties fo:font-size="8.39999961853027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shrink-to-fit" style:shrink-to-fit="true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shrink-to-fit" style:shrink-to-fit="true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left="0cm" fo:margin-right="0cm" fo:margin-top="0.166cm" fo:margin-bottom="0cm" fo:text-indent="0cm"/>
      <style:text-properties fo:font-size="11.6999998092651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left="0cm" fo:margin-right="0cm" fo:margin-top="0.124cm" fo:margin-bottom="0cm" fo:text-indent="0cm"/>
      <style:text-properties fo:font-size="10.1000003814697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left="0cm" fo:margin-right="0cm" fo:margin-top="0.082cm" fo:margin-bottom="0cm" fo:text-indent="0cm"/>
      <style:text-properties fo:font-size="8.39999961853027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shrink-to-fit" style:shrink-to-fit="true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shrink-to-fit" style:shrink-to-fit="true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left="0cm" fo:margin-right="0cm" fo:margin-top="0.166cm" fo:margin-bottom="0cm" fo:text-indent="0cm"/>
      <style:text-properties fo:font-size="11.6999998092651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left="0cm" fo:margin-right="0cm" fo:margin-top="0.124cm" fo:margin-bottom="0cm" fo:text-indent="0cm"/>
      <style:text-properties fo:font-size="10.1000003814697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left="0cm" fo:margin-right="0cm" fo:margin-top="0.082cm" fo:margin-bottom="0cm" fo:text-indent="0cm"/>
      <style:text-properties fo:font-size="8.39999961853027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left="0cm" fo:margin-right="0cm" fo:margin-top="0.04cm" fo:margin-bottom="0cm" fo:text-indent="0cm"/>
      <style:text-properties fo:font-size="8.39999961853027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 style:shrink-to-fit="true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shrink-to-fit" style:shrink-to-fit="true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shrink-to-fit" style:shrink-to-fit="true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shrink-to-fit" style:shrink-to-fit="true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shrink-to-fit" style:shrink-to-fit="true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제목-및-내용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구역-머리글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구역-머리글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콘텐츠-2개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비교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제목만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캡션-있는-콘텐츠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캡션-있는-그림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제목-및-세로-텍스트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세로-제목-및-텍스트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맑은 고딕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맑은 고딕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머리글 개체 틀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날짜 개체 틀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바닥글 개체 틀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슬라이드 번호 개체 틀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576cm" svg:height="7.576cm" svg:x="1.711cm" svg:y="2.484cm"/>
      <draw:page-thumbnail draw:layer="backgroundobjects" svg:width="7.576cm" svg:height="7.576cm" svg:x="1.711cm" svg:y="11.061cm"/>
      <draw:page-thumbnail draw:layer="backgroundobjects" svg:width="7.576cm" svg:height="7.576cm" svg:x="1.711cm" svg:y="19.638cm"/>
      <draw:page-thumbnail draw:layer="backgroundobjects" svg:width="7.576cm" svg:height="7.576cm" svg:x="11.71cm" svg:y="2.484cm"/>
      <draw:page-thumbnail draw:layer="backgroundobjects" svg:width="7.576cm" svg:height="7.576cm" svg:x="11.71cm" svg:y="11.061cm"/>
      <draw:page-thumbnail draw:layer="backgroundobjects" svg:width="7.576cm" svg:height="7.576cm" svg:x="11.71cm" svg:y="19.638cm"/>
    </style:handout-master>
    <style:master-page style:name="Master1-Default" style:page-layout-name="PM1" draw:style-name="Mdp1">
      <draw:frame draw:name="제목 개체 틀 1" presentation:style-name="Mpr1" draw:text-style-name="MP3" draw:layer="backgroundobjects" svg:width="25.205cm" svg:height="3.504cm" svg:x="1.397cm" svg:y="0.834cm" presentation:class="title">
        <draw:text-box>
          <text:p/>
        </draw:text-box>
      </draw:frame>
      <draw:frame draw:name="텍스트 개체 틀 2" presentation:style-name="Mpr2" draw:text-style-name="MP3" draw:layer="backgroundobjects" svg:width="25.205cm" svg:height="12.175cm" svg:x="1.397cm" svg:y="4.91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3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4" presentation:style-name="Mpr4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5" presentation:style-name="Mpr3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Default-title" draw:layer="backgroundobjects" svg:width="14.848cm" svg:height="11.136cm" svg:x="3.075cm" svg:y="2.257cm" presentation:class="page"/>
        <draw:frame draw:name="슬라이드 노트 개체 틀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제목-슬라이드" style:page-layout-name="PM1" draw:style-name="Mdp1">
      <draw:frame draw:name="제목 1" presentation:style-name="Mpr7" draw:text-style-name="MP3" draw:layer="backgroundobjects" svg:width="21cm" svg:height="7.308cm" svg:x="3.5cm" svg:y="3.437cm" presentation:class="title">
        <draw:text-box>
          <text:p text:style-name="MP9"><text:span text:style-name="MT7">마스터 제목 스타일 편집</text:span></text:p>
        </draw:text-box>
      </draw:frame>
      <draw:frame draw:name="부제목 2" presentation:style-name="Mpr8" draw:text-style-name="MP3" draw:layer="backgroundobjects" svg:width="21cm" svg:height="5.069cm" svg:x="3.5cm" svg:y="11.027cm" presentation:class="subtitle">
        <draw:text-box>
          <text:p text:style-name="MP10"><text:span text:style-name="MT8">마스터 부제목 스타일 편집</text:span></text:p>
        </draw:text-box>
      </draw:frame>
      <draw:frame draw:name="날짜 개체 틀 3" presentation:style-name="Mpr9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4" presentation:style-name="Mpr10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5" presentation:style-name="Mpr9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1-title-제목-슬라이드-outline1" draw:layer="backgroundobjects" svg:width="25.199cm" svg:height="12.179cm" svg:x="1.399cm" svg:y="4.914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1-title-제목-슬라이드-title" draw:layer="backgroundobjects" svg:width="14.848cm" svg:height="11.136cm" svg:x="3.075cm" svg:y="2.257cm" presentation:class="page"/>
        <draw:frame draw:name="슬라이드 노트 개체 틀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제목-및-내용" style:page-layout-name="PM1" draw:style-name="Mdp1">
      <draw:frame draw:name="제목 1" presentation:style-name="Mpr13" draw:text-style-name="MP3" draw:layer="backgroundobjects" svg:width="25.205cm" svg:height="3.504cm" svg:x="1.397cm" svg:y="0.834cm" presentation:class="title">
        <draw:text-box>
          <text:p text:style-name="MP9"><text:span text:style-name="MT9">마스터 제목 스타일 편집</text:span></text:p>
        </draw:text-box>
      </draw:frame>
      <draw:frame draw:name="내용 개체 틀 2" presentation:style-name="Mpr14" draw:text-style-name="MP3" draw:layer="backgroundobjects" svg:width="25.205cm" svg:height="12.175cm" svg:x="1.397cm" svg:y="4.91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3" presentation:style-name="Mpr15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4" presentation:style-name="Mpr16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5" presentation:style-name="Mpr15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제목-및-내용-outline1" draw:layer="backgroundobjects" svg:width="25.199cm" svg:height="12.179cm" svg:x="1.399cm" svg:y="4.914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2-obj-제목-및-내용-title" draw:layer="backgroundobjects" svg:width="14.848cm" svg:height="11.136cm" svg:x="3.075cm" svg:y="2.257cm" presentation:class="page"/>
        <draw:frame draw:name="슬라이드 노트 개체 틀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구역-머리글" style:page-layout-name="PM1" draw:style-name="Mdp1">
      <draw:frame draw:name="제목 1" presentation:style-name="Mpr19" draw:text-style-name="MP3" draw:layer="backgroundobjects" svg:width="24.149cm" svg:height="8.733cm" svg:x="1.908cm" svg:y="5.236cm" presentation:class="title">
        <draw:text-box>
          <text:p text:style-name="MP9"><text:span text:style-name="MT7">마스터 제목 스타일 편집</text:span></text:p>
        </draw:text-box>
      </draw:frame>
      <draw:frame draw:name="텍스트 개체 틀 2" presentation:style-name="Mpr20" draw:text-style-name="MP3" draw:layer="backgroundobjects" svg:width="24.149cm" svg:height="4.593cm" svg:x="1.908cm" svg:y="14.051cm" presentation:class="outline">
        <draw:text-box>
          <text:list text:style-name="ML2">
            <text:list-item>
              <text:p text:style-name="MP4"><text:span text:style-name="MT10">마스터 텍스트 스타일을 편집합니다</text:span></text:p>
            </text:list-item>
          </text:list>
        </draw:text-box>
      </draw:frame>
      <draw:frame draw:name="날짜 개체 틀 3" presentation:style-name="Mpr21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4" presentation:style-name="Mpr22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5" presentation:style-name="Mpr21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3-secHead-구역-머리글-title" draw:layer="backgroundobjects" svg:width="14.848cm" svg:height="11.136cm" svg:x="3.075cm" svg:y="2.257cm" presentation:class="page"/>
        <draw:frame draw:name="슬라이드 노트 개체 틀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콘텐츠-2개" style:page-layout-name="PM1" draw:style-name="Mdp1">
      <draw:frame draw:name="제목 1" presentation:style-name="Mpr25" draw:text-style-name="MP3" draw:layer="backgroundobjects" svg:width="25.205cm" svg:height="3.504cm" svg:x="1.397cm" svg:y="0.834cm" presentation:class="title">
        <draw:text-box>
          <text:p text:style-name="MP9"><text:span text:style-name="MT9">마스터 제목 스타일 편집</text:span></text:p>
        </draw:text-box>
      </draw:frame>
      <draw:frame draw:name="내용 개체 틀 2" presentation:style-name="Mpr26" draw:text-style-name="MP3" draw:layer="backgroundobjects" svg:width="12.39cm" svg:height="12.175cm" svg:x="1.397cm" svg:y="4.908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내용 개체 틀 3" presentation:style-name="Mpr26" draw:text-style-name="MP3" draw:layer="backgroundobjects" svg:width="12.394cm" svg:height="12.175cm" svg:x="14.21cm" svg:y="4.908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4" presentation:style-name="Mpr27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5" presentation:style-name="Mpr28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6" presentation:style-name="Mpr27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4-twoObj-콘텐츠-2개-outline1" draw:layer="backgroundobjects" svg:width="25.199cm" svg:height="12.179cm" svg:x="1.399cm" svg:y="4.914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4-twoObj-콘텐츠-2개-title" draw:layer="backgroundobjects" svg:width="14.848cm" svg:height="11.136cm" svg:x="3.075cm" svg:y="2.257cm" presentation:class="page"/>
        <draw:frame draw:name="슬라이드 노트 개체 틀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비교" style:page-layout-name="PM1" draw:style-name="Mdp1">
      <draw:frame draw:name="제목 1" presentation:style-name="Mpr31" draw:text-style-name="MP3" draw:layer="backgroundobjects" svg:width="24.149cm" svg:height="4.056cm" svg:x="1.925cm" svg:y="1.118cm" presentation:class="title">
        <draw:text-box>
          <text:p text:style-name="MP9"><text:span text:style-name="MT9">마스터 제목 스타일 편집</text:span></text:p>
        </draw:text-box>
      </draw:frame>
      <draw:frame draw:name="텍스트 개체 틀 2" presentation:style-name="Mpr32" draw:text-style-name="MP3" draw:layer="backgroundobjects" svg:width="11.848cm" svg:height="2.521cm" svg:x="1.925cm" svg:y="5.147cm" presentation:class="outline">
        <draw:text-box>
          <text:list text:style-name="ML2">
            <text:list-item>
              <text:p text:style-name="MP4"><text:span text:style-name="MT11">마스터 텍스트 스타일을 편집합니다</text:span></text:p>
            </text:list-item>
          </text:list>
        </draw:text-box>
      </draw:frame>
      <draw:frame draw:name="내용 개체 틀 3" presentation:style-name="Mpr33" draw:text-style-name="MP3" draw:layer="backgroundobjects" svg:width="11.848cm" svg:height="11.285cm" svg:x="1.925cm" svg:y="7.669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텍스트 개체 틀 4" presentation:style-name="Mpr32" draw:text-style-name="MP3" draw:layer="backgroundobjects" svg:width="11.9cm" svg:height="2.521cm" svg:x="14.175cm" svg:y="5.147cm" presentation:class="outline">
        <draw:text-box>
          <text:list text:style-name="ML4">
            <text:list-item>
              <text:p text:style-name="MP4"><text:span text:style-name="MT11">마스터 텍스트 스타일을 편집합니다</text:span></text:p>
            </text:list-item>
          </text:list>
        </draw:text-box>
      </draw:frame>
      <draw:frame draw:name="내용 개체 틀 5" presentation:style-name="Mpr33" draw:text-style-name="MP3" draw:layer="backgroundobjects" svg:width="11.9cm" svg:height="11.285cm" svg:x="14.175cm" svg:y="7.669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6" presentation:style-name="Mpr34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7" presentation:style-name="Mpr35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8" presentation:style-name="Mpr34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5-twoTxTwoObj-비교-title" draw:layer="backgroundobjects" svg:width="14.848cm" svg:height="11.136cm" svg:x="3.075cm" svg:y="2.257cm" presentation:class="page"/>
        <draw:frame draw:name="슬라이드 노트 개체 틀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제목만" style:page-layout-name="PM1" draw:style-name="Mdp1">
      <draw:frame draw:name="제목 1" presentation:style-name="Mpr38" draw:text-style-name="MP3" draw:layer="backgroundobjects" svg:width="25.205cm" svg:height="3.504cm" svg:x="1.397cm" svg:y="0.834cm" presentation:class="title">
        <draw:text-box>
          <text:p text:style-name="MP9"><text:span text:style-name="MT9">마스터 제목 스타일 편집</text:span></text:p>
        </draw:text-box>
      </draw:frame>
      <draw:frame draw:name="날짜 개체 틀 2" presentation:style-name="Mpr39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3" presentation:style-name="Mpr40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4" presentation:style-name="Mpr39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6-titleOnly-제목만-outline1" draw:layer="backgroundobjects" svg:width="25.199cm" svg:height="12.179cm" svg:x="1.399cm" svg:y="4.914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6-titleOnly-제목만-title" draw:layer="backgroundobjects" svg:width="14.848cm" svg:height="11.136cm" svg:x="3.075cm" svg:y="2.257cm" presentation:class="page"/>
        <draw:frame draw:name="슬라이드 노트 개체 틀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빈-화면" style:page-layout-name="PM1" draw:style-name="Mdp1">
      <draw:frame draw:name="날짜 개체 틀 1" presentation:style-name="Mpr43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2" presentation:style-name="Mpr44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3" presentation:style-name="Mpr43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빈-화면-title" draw:layer="backgroundobjects" svg:width="25.198cm" svg:height="3.506cm" svg:x="1.397cm" svg:y="0.836cm" presentation:class="title" presentation:placeholder="true">
        <draw:text-box/>
      </draw:frame>
      <draw:frame presentation:style-name="Master1-Layout7-blank-빈-화면-outline1" draw:layer="backgroundobjects" svg:width="25.198cm" svg:height="12.178cm" svg:x="1.397cm" svg:y="4.911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7-blank-빈-화면-title" draw:layer="backgroundobjects" svg:width="14.848cm" svg:height="11.136cm" svg:x="3.075cm" svg:y="2.257cm" presentation:class="page"/>
        <draw:frame draw:name="슬라이드 노트 개체 틀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캡션-있는-콘텐츠" style:page-layout-name="PM1" draw:style-name="Mdp1">
      <draw:frame draw:name="제목 1" presentation:style-name="Mpr47" draw:text-style-name="MP3" draw:layer="backgroundobjects" svg:width="9.033cm" svg:height="4.897cm" svg:x="1.925cm" svg:y="1.4cm" presentation:class="title">
        <draw:text-box>
          <text:p text:style-name="MP9"><text:span text:style-name="MT2">마스터 제목 스타일 편집</text:span></text:p>
        </draw:text-box>
      </draw:frame>
      <draw:frame draw:name="내용 개체 틀 2" presentation:style-name="Mpr48" draw:text-style-name="MP3" draw:layer="backgroundobjects" svg:width="14.171cm" svg:height="14.921cm" svg:x="11.903cm" svg:y="3.022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12">둘째 수준</text:span><text:span text:style-name="MT12"><text:line-break/></text:span><text:span text:style-name="MT3">셋째 수준</text:span><text:span text:style-name="MT3"><text:line-break/></text:span><text:span text:style-name="MT4">넷째 수준</text:span><text:span text:style-name="MT4"><text:line-break/></text:span><text:span text:style-name="MT4">다섯째 수준</text:span></text:p>
        </draw:text-box>
      </draw:frame>
      <draw:frame draw:name="텍스트 개체 틀 3" presentation:style-name="Mpr49" draw:text-style-name="MP3" draw:layer="backgroundobjects" svg:width="9.033cm" svg:height="11.673cm" svg:x="1.925cm" svg:y="6.297cm" presentation:class="outline">
        <draw:text-box>
          <text:list text:style-name="ML2">
            <text:list-item>
              <text:p text:style-name="MP4"><text:span text:style-name="MT13">마스터 텍스트 스타일을 편집합니다</text:span></text:p>
            </text:list-item>
          </text:list>
        </draw:text-box>
      </draw:frame>
      <draw:frame draw:name="날짜 개체 틀 4" presentation:style-name="Mpr50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5" presentation:style-name="Mpr51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6" presentation:style-name="Mpr50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8-objTx-캡션-있는-콘텐츠-title" draw:layer="backgroundobjects" svg:width="14.848cm" svg:height="11.136cm" svg:x="3.075cm" svg:y="2.257cm" presentation:class="page"/>
        <draw:frame draw:name="슬라이드 노트 개체 틀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캡션-있는-그림" style:page-layout-name="PM1" draw:style-name="Mdp1">
      <draw:frame draw:name="제목 1" presentation:style-name="Mpr54" draw:text-style-name="MP3" draw:layer="backgroundobjects" svg:width="9.033cm" svg:height="4.897cm" svg:x="1.925cm" svg:y="1.4cm" presentation:class="title">
        <draw:text-box>
          <text:p text:style-name="MP9"><text:span text:style-name="MT2">마스터 제목 스타일 편집</text:span></text:p>
        </draw:text-box>
      </draw:frame>
      <draw:frame draw:name="그림 개체 틀 2" presentation:style-name="Mpr55" draw:text-style-name="MP3" draw:layer="backgroundobjects" svg:width="14.171cm" svg:height="14.921cm" svg:x="11.903cm" svg:y="3.022cm" presentation:class="title">
        <draw:text-box>
          <text:p/>
        </draw:text-box>
      </draw:frame>
      <draw:frame draw:name="텍스트 개체 틀 3" presentation:style-name="Mpr56" draw:text-style-name="MP3" draw:layer="backgroundobjects" svg:width="9.033cm" svg:height="11.673cm" svg:x="1.925cm" svg:y="6.297cm" presentation:class="outline">
        <draw:text-box>
          <text:list text:style-name="ML2">
            <text:list-item>
              <text:p text:style-name="MP4"><text:span text:style-name="MT13">마스터 텍스트 스타일을 편집합니다</text:span></text:p>
            </text:list-item>
          </text:list>
        </draw:text-box>
      </draw:frame>
      <draw:frame draw:name="날짜 개체 틀 4" presentation:style-name="Mpr57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5" presentation:style-name="Mpr58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6" presentation:style-name="Mpr57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9-picTx-캡션-있는-그림-title" draw:layer="backgroundobjects" svg:width="14.848cm" svg:height="11.136cm" svg:x="3.075cm" svg:y="2.257cm" presentation:class="page"/>
        <draw:frame draw:name="슬라이드 노트 개체 틀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제목-및-세로-텍스트" style:page-layout-name="PM1" draw:style-name="Mdp1">
      <draw:frame draw:name="제목 1" presentation:style-name="Mpr61" draw:text-style-name="MP3" draw:layer="backgroundobjects" svg:width="25.205cm" svg:height="3.504cm" svg:x="1.397cm" svg:y="0.834cm" presentation:class="title">
        <draw:text-box>
          <text:p text:style-name="MP9"><text:span text:style-name="MT9">마스터 제목 스타일 편집</text:span></text:p>
        </draw:text-box>
      </draw:frame>
      <draw:frame draw:name="세로 텍스트 개체 틀 2" presentation:style-name="Mpr62" draw:text-style-name="MP11" draw:layer="backgroundobjects" svg:width="25.205cm" svg:height="12.175cm" svg:x="1.397cm" svg:y="4.91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3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4" presentation:style-name="Mpr64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5" presentation:style-name="Mpr63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0-vertTx-제목-및-세로-텍스트-title" draw:layer="backgroundobjects" svg:width="14.848cm" svg:height="11.136cm" svg:x="3.075cm" svg:y="2.257cm" presentation:class="page"/>
        <draw:frame draw:name="슬라이드 노트 개체 틀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frame draw:name="세로 제목 1" presentation:style-name="Mpr67" draw:text-style-name="MP11" draw:layer="backgroundobjects" svg:width="6.299cm" svg:height="16.248cm" svg:x="20.305cm" svg:y="0.836cm" presentation:class="title">
        <draw:text-box>
          <text:p text:style-name="MP9"><text:span text:style-name="MT9">마스터 제목 스타일 편집</text:span></text:p>
        </draw:text-box>
      </draw:frame>
      <draw:frame draw:name="세로 텍스트 개체 틀 2" presentation:style-name="Mpr68" draw:text-style-name="MP11" draw:layer="backgroundobjects" svg:width="18.486cm" svg:height="16.248cm" svg:x="1.397cm" svg:y="0.836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9" draw:text-style-name="MP3" draw:layer="backgroundobjects" svg:width="6.525cm" svg:height="1.447cm" svg:x="1.397cm" svg:y="19.121cm" presentation:class="date-time">
        <draw:text-box>
          <text:p/>
        </draw:text-box>
      </draw:frame>
      <draw:frame draw:name="바닥글 개체 틀 4" presentation:style-name="Mpr70" draw:text-style-name="MP3" draw:layer="backgroundobjects" svg:width="8.877cm" svg:height="1.447cm" svg:x="9.576cm" svg:y="19.121cm" presentation:class="footer">
        <draw:text-box>
          <text:p/>
        </draw:text-box>
      </draw:frame>
      <draw:frame draw:name="슬라이드 번호 개체 틀 5" presentation:style-name="Mpr69" draw:text-style-name="MP3" draw:layer="backgroundobjects" svg:width="6.525cm" svg:height="1.447cm" svg:x="20.078cm" svg:y="19.12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1-vertTitleAndTx-세로-제목-및-텍스트-title" draw:layer="backgroundobjects" svg:width="14.848cm" svg:height="11.136cm" svg:x="3.075cm" svg:y="2.257cm" presentation:class="page"/>
        <draw:frame draw:name="슬라이드 노트 개체 틀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 프레젠테이션</dc:title>
    <meta:creation-date>2016-04-12T10:10:47Z</meta:creation-date>
    <dc:date>2021-07-30T07:46:17.467720671</dc:date>
    <meta:editing-cycles>8</meta:editing-cycles>
    <meta:editing-duration>PT49M23S</meta:editing-duration>
    <meta:document-statistic meta:object-count="174"/>
  </office:meta>
</office:document-meta>
</file>